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86816" calcext:value-type="float">
            <text:p>127.6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6496" calcext:value-type="float">
            <text:p>125.1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72608" calcext:value-type="float">
            <text:p>145.0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0672" calcext:value-type="float">
            <text:p>145.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81168" calcext:value-type="float">
            <text:p>144.9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4576" calcext:value-type="float">
            <text:p>145.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73192" calcext:value-type="float">
            <text:p>145.1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6288" calcext:value-type="float">
            <text:p>144.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57952" calcext:value-type="float">
            <text:p>145.1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45176" calcext:value-type="float">
            <text:p>145.0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72024" calcext:value-type="float">
            <text:p>144.9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17744" calcext:value-type="float">
            <text:p>145.0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36616" calcext:value-type="float">
            <text:p>145.1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42712" calcext:value-type="float">
            <text:p>145.1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27472" calcext:value-type="float">
            <text:p>145.1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26888" calcext:value-type="float">
            <text:p>145.0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90896" calcext:value-type="float">
            <text:p>145.0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09768" calcext:value-type="float">
            <text:p>145.2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7624" calcext:value-type="float">
            <text:p>145.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66512" calcext:value-type="float">
            <text:p>145.0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25008" calcext:value-type="float">
            <text:p>145.2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34736" calcext:value-type="float">
            <text:p>145.3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55488" calcext:value-type="float">
            <text:p>145.2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68264" calcext:value-type="float">
            <text:p>145.3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39664" calcext:value-type="float">
            <text:p>145.1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43296" calcext:value-type="float">
            <text:p>145.2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0588" calcext:value-type="float">
            <text:p>146.1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03672" calcext:value-type="float">
            <text:p>145.2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34736" calcext:value-type="float">
            <text:p>145.3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25008" calcext:value-type="float">
            <text:p>145.2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848" calcext:value-type="float">
            <text:p>145.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65928" calcext:value-type="float">
            <text:p>144.9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41416" calcext:value-type="float">
            <text:p>145.4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48224" calcext:value-type="float">
            <text:p>145.0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79872" calcext:value-type="float">
            <text:p>145.2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85384" calcext:value-type="float">
            <text:p>145.1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086" calcext:value-type="float">
            <text:p>145.0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848" calcext:value-type="float">
            <text:p>145.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2384" calcext:value-type="float">
            <text:p>145.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3052" calcext:value-type="float">
            <text:p>145.1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34152" calcext:value-type="float">
            <text:p>145.2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96992" calcext:value-type="float">
            <text:p>145.0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33568" calcext:value-type="float">
            <text:p>145.1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88432" calcext:value-type="float">
            <text:p>145.1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75656" calcext:value-type="float">
            <text:p>145.0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3908" calcext:value-type="float">
            <text:p>145.0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324" calcext:value-type="float">
            <text:p>144.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36616" calcext:value-type="float">
            <text:p>145.1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29936" calcext:value-type="float">
            <text:p>145.0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31104" calcext:value-type="float">
            <text:p>145.2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12232" calcext:value-type="float">
            <text:p>145.1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086" calcext:value-type="float">
            <text:p>145.0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48808" calcext:value-type="float">
            <text:p>145.1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151856" calcext:value-type="float">
            <text:p>145.1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26888" calcext:value-type="float">
            <text:p>145.0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12816" calcext:value-type="float">
            <text:p>145.2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2864" calcext:value-type="float">
            <text:p>145.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07888" calcext:value-type="float">
            <text:p>145.4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456656" calcext:value-type="float">
            <text:p>145.4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09768" calcext:value-type="float">
            <text:p>145.2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23712" calcext:value-type="float">
            <text:p>145.5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03168" calcext:value-type="float">
            <text:p>130.5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544" calcext:value-type="float">
            <text:p>130.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95448" calcext:value-type="float">
            <text:p>129.6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58216" calcext:value-type="float">
            <text:p>127.4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63016" calcext:value-type="float">
            <text:p>127.7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86944" calcext:value-type="float">
            <text:p>127.1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38304" calcext:value-type="float">
            <text:p>126.6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49456" calcext:value-type="float">
            <text:p>125.9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2144" calcext:value-type="float">
            <text:p>125.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67416" calcext:value-type="float">
            <text:p>124.8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7656" calcext:value-type="float">
            <text:p>124.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11968" calcext:value-type="float">
            <text:p>124.7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6572" calcext:value-type="float">
            <text:p>121.9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3128" calcext:value-type="float">
            <text:p>120.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85104" calcext:value-type="float">
            <text:p>120.0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0832" calcext:value-type="float">
            <text:p>119.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10328" calcext:value-type="float">
            <text:p>119.2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27576" calcext:value-type="float">
            <text:p>118.5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22064" calcext:value-type="float">
            <text:p>118.6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83024" calcext:value-type="float">
            <text:p>118.6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68368" calcext:value-type="float">
            <text:p>118.7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04944" calcext:value-type="float">
            <text:p>118.8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46448" calcext:value-type="float">
            <text:p>118.6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5864" calcext:value-type="float">
            <text:p>118.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53128" calcext:value-type="float">
            <text:p>118.7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14088" calcext:value-type="float">
            <text:p>118.8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85488" calcext:value-type="float">
            <text:p>118.5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52544" calcext:value-type="float">
            <text:p>118.6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8912" calcext:value-type="float">
            <text:p>118.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55592" calcext:value-type="float">
            <text:p>118.6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15256" calcext:value-type="float">
            <text:p>119.0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63312" calcext:value-type="float">
            <text:p>119.4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5404" calcext:value-type="float">
            <text:p>119.9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2032" calcext:value-type="float">
            <text:p>120.6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39" calcext:value-type="float">
            <text:p>121.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77328" calcext:value-type="float">
            <text:p>121.8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95616" calcext:value-type="float">
            <text:p>121.8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95616" calcext:value-type="float">
            <text:p>121.8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58328" calcext:value-type="float">
            <text:p>122.2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90232" calcext:value-type="float">
            <text:p>121.4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46848" calcext:value-type="float">
            <text:p>121.8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19416" calcext:value-type="float">
            <text:p>121.8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14488" calcext:value-type="float">
            <text:p>122.0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51064" calcext:value-type="float">
            <text:p>122.0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98664" calcext:value-type="float">
            <text:p>121.8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12024" calcext:value-type="float">
            <text:p>122.1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15528" calcext:value-type="float">
            <text:p>122.7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23504" calcext:value-type="float">
            <text:p>122.5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6008" calcext:value-type="float">
            <text:p>122.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8952" calcext:value-type="float">
            <text:p>121.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51064" calcext:value-type="float">
            <text:p>122.0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83424" calcext:value-type="float">
            <text:p>121.8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88352" calcext:value-type="float">
            <text:p>121.6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77" calcext:value-type="float">
            <text:p>120.7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5132" calcext:value-type="float">
            <text:p>121.0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39256" calcext:value-type="float">
            <text:p>120.5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61888" calcext:value-type="float">
            <text:p>120.2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22848" calcext:value-type="float">
            <text:p>120.3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6364" calcext:value-type="float">
            <text:p>120.5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7752" calcext:value-type="float">
            <text:p>120.6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77" calcext:value-type="float">
            <text:p>120.7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31408" calcext:value-type="float">
            <text:p>120.2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57872" calcext:value-type="float">
            <text:p>121.6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24144" calcext:value-type="float">
            <text:p>120.0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91784" calcext:value-type="float">
            <text:p>120.1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81344" calcext:value-type="float">
            <text:p>120.4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0936" calcext:value-type="float">
            <text:p>120.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9036" calcext:value-type="float">
            <text:p>120.9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08064" calcext:value-type="float">
            <text:p>120.9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82512" calcext:value-type="float">
            <text:p>120.6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73952" calcext:value-type="float">
            <text:p>120.7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6364" calcext:value-type="float">
            <text:p>120.5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2552" calcext:value-type="float">
            <text:p>121.0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48856" calcext:value-type="float">
            <text:p>121.1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31736" calcext:value-type="float">
            <text:p>121.3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6728" calcext:value-type="float">
            <text:p>120.8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20256" calcext:value-type="float">
            <text:p>120.9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2344" calcext:value-type="float">
            <text:p>120.8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3472" calcext:value-type="float">
            <text:p>120.7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00672" calcext:value-type="float">
            <text:p>121.2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32448" calcext:value-type="float">
            <text:p>120.9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5696" calcext:value-type="float">
            <text:p>120.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47816" calcext:value-type="float">
            <text:p>120.4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91072" calcext:value-type="float">
            <text:p>120.5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9296" calcext:value-type="float">
            <text:p>120.8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9036" calcext:value-type="float">
            <text:p>120.9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28944" calcext:value-type="float">
            <text:p>120.3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43272" calcext:value-type="float">
            <text:p>119.1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3192" calcext:value-type="float">
            <text:p>118.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6512" calcext:value-type="float">
            <text:p>117.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68168" calcext:value-type="float">
            <text:p>117.1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98064" calcext:value-type="float">
            <text:p>117.0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89504" calcext:value-type="float">
            <text:p>117.1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41904" calcext:value-type="float">
            <text:p>117.3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82112" calcext:value-type="float">
            <text:p>117.4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95544" calcext:value-type="float">
            <text:p>119.7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1396" calcext:value-type="float">
            <text:p>119.3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73808" calcext:value-type="float">
            <text:p>116.5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00072" calcext:value-type="float">
            <text:p>116.4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9632" calcext:value-type="float">
            <text:p>116.6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9832" calcext:value-type="float">
            <text:p>116.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28344" calcext:value-type="float">
            <text:p>115.5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5824" calcext:value-type="float">
            <text:p>115.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9248" calcext:value-type="float">
            <text:p>115.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8872" calcext:value-type="float">
            <text:p>115.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55776" calcext:value-type="float">
            <text:p>115.5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93648" calcext:value-type="float">
            <text:p>115.2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74064" calcext:value-type="float">
            <text:p>115.5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61544" calcext:value-type="float">
            <text:p>114.4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0668" calcext:value-type="float">
            <text:p>114.4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72056" calcext:value-type="float">
            <text:p>116.2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57912" calcext:value-type="float">
            <text:p>114.3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8476" calcext:value-type="float">
            <text:p>114.2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60448" calcext:value-type="float">
            <text:p>116.3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2672" calcext:value-type="float">
            <text:p>114.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56032" calcext:value-type="float">
            <text:p>114.5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55192" calcext:value-type="float">
            <text:p>115.4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5636" calcext:value-type="float">
            <text:p>115.6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91184" calcext:value-type="float">
            <text:p>115.3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35224" calcext:value-type="float">
            <text:p>117.2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37032" calcext:value-type="float">
            <text:p>114.9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37032" calcext:value-type="float">
            <text:p>114.9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13944" calcext:value-type="float">
            <text:p>114.6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42544" calcext:value-type="float">
            <text:p>114.8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23216" calcext:value-type="float">
            <text:p>114.1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43968" calcext:value-type="float">
            <text:p>114.0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63624" calcext:value-type="float">
            <text:p>115.8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4468" calcext:value-type="float">
            <text:p>113.6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99672" calcext:value-type="float">
            <text:p>113.1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64136" calcext:value-type="float">
            <text:p>113.8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3236" calcext:value-type="float">
            <text:p>114.1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53568" calcext:value-type="float">
            <text:p>114.6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82296" calcext:value-type="float">
            <text:p>114.3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96824" calcext:value-type="float">
            <text:p>114.7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93648" calcext:value-type="float">
            <text:p>115.2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74648" calcext:value-type="float">
            <text:p>115.6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9728" calcext:value-type="float">
            <text:p>115.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70888" calcext:value-type="float">
            <text:p>116.0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42032" calcext:value-type="float">
            <text:p>116.8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8452" calcext:value-type="float">
            <text:p>119.9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76472" calcext:value-type="float">
            <text:p>118.0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03192" calcext:value-type="float">
            <text:p>118.5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35552" calcext:value-type="float">
            <text:p>118.3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64808" calcext:value-type="float">
            <text:p>120.7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00144" calcext:value-type="float">
            <text:p>118.5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87368" calcext:value-type="float">
            <text:p>118.3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93464" calcext:value-type="float">
            <text:p>118.3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1292" calcext:value-type="float">
            <text:p>118.6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48912" calcext:value-type="float">
            <text:p>118.5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45808" calcext:value-type="float">
            <text:p>121.1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23816" calcext:value-type="float">
            <text:p>118.9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58384" calcext:value-type="float">
            <text:p>119.6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98008" calcext:value-type="float">
            <text:p>119.6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66944" calcext:value-type="float">
            <text:p>119.5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94632" calcext:value-type="float">
            <text:p>118.5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51832" calcext:value-type="float">
            <text:p>119.0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06824" calcext:value-type="float">
            <text:p>118.6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83736" calcext:value-type="float">
            <text:p>118.2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81272" calcext:value-type="float">
            <text:p>118.3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052" calcext:value-type="float">
            <text:p>117.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50336" calcext:value-type="float">
            <text:p>117.7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66288" calcext:value-type="float">
            <text:p>117.3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83992" calcext:value-type="float">
            <text:p>117.2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55976" calcext:value-type="float">
            <text:p>117.1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59152" calcext:value-type="float">
            <text:p>116.6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01496" calcext:value-type="float">
            <text:p>115.6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3256" calcext:value-type="float">
            <text:p>115.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3688" calcext:value-type="float">
            <text:p>115.6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45464" calcext:value-type="float">
            <text:p>115.3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75944" calcext:value-type="float">
            <text:p>115.3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30808" calcext:value-type="float">
            <text:p>115.4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31392" calcext:value-type="float">
            <text:p>115.5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3688" calcext:value-type="float">
            <text:p>115.6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34312" calcext:value-type="float">
            <text:p>116.0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94104" calcext:value-type="float">
            <text:p>115.8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38072" calcext:value-type="float">
            <text:p>115.6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43584" calcext:value-type="float">
            <text:p>115.5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04544" calcext:value-type="float">
            <text:p>115.6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96696" calcext:value-type="float">
            <text:p>115.2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07136" calcext:value-type="float">
            <text:p>115.0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3712" calcext:value-type="float">
            <text:p>115.0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60832" calcext:value-type="float">
            <text:p>114.8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238" calcext:value-type="float">
            <text:p>114.2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6952" calcext:value-type="float">
            <text:p>114.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01168" calcext:value-type="float">
            <text:p>114.5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27304" calcext:value-type="float">
            <text:p>114.8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43384" calcext:value-type="float">
            <text:p>113.9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25224" calcext:value-type="float">
            <text:p>113.4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902" calcext:value-type="float">
            <text:p>112.0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9136" calcext:value-type="float">
            <text:p>111.9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1976" calcext:value-type="float">
            <text:p>111.82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9752" calcext:value-type="float">
            <text:p>109.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44" calcext:value-type="float">
            <text:p>107.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89416" calcext:value-type="float">
            <text:p>110.3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96624" calcext:value-type="float">
            <text:p>113.1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4344" calcext:value-type="float">
            <text:p>111.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30336" calcext:value-type="float">
            <text:p>110.1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76312" calcext:value-type="float">
            <text:p>109.1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9616" calcext:value-type="float">
            <text:p>108.1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61912" calcext:value-type="float">
            <text:p>108.2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4232" calcext:value-type="float">
            <text:p>107.7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06848" calcext:value-type="float">
            <text:p>106.6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45432" calcext:value-type="float">
            <text:p>105.9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14952" calcext:value-type="float">
            <text:p>105.9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03472" calcext:value-type="float">
            <text:p>105.5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88944" calcext:value-type="float">
            <text:p>105.0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01136" calcext:value-type="float">
            <text:p>105.1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58464" calcext:value-type="float">
            <text:p>105.0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27272" calcext:value-type="float">
            <text:p>105.4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13328" calcext:value-type="float">
            <text:p>105.1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06064" calcext:value-type="float">
            <text:p>104.9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99968" calcext:value-type="float">
            <text:p>104.8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63392" calcext:value-type="float">
            <text:p>104.86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274" calcext:value-type="float">
            <text:p>104.9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7124" calcext:value-type="float">
            <text:p>105.1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7124" calcext:value-type="float">
            <text:p>105.1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40632" calcext:value-type="float">
            <text:p>105.6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70072" calcext:value-type="float">
            <text:p>104.9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9264" calcext:value-type="float">
            <text:p>103.8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6248" calcext:value-type="float">
            <text:p>103.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6512" calcext:value-type="float">
            <text:p>103.1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2532" calcext:value-type="float">
            <text:p>103.5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75256" calcext:value-type="float">
            <text:p>103.7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45944" calcext:value-type="float">
            <text:p>103.9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84272" calcext:value-type="float">
            <text:p>104.2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31288" calcext:value-type="float">
            <text:p>104.0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6736" calcext:value-type="float">
            <text:p>104.1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29992" calcext:value-type="float">
            <text:p>104.3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19424" calcext:value-type="float">
            <text:p>105.1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66312" calcext:value-type="float">
            <text:p>105.3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24352" calcext:value-type="float">
            <text:p>104.9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9504" calcext:value-type="float">
            <text:p>105.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99256" calcext:value-type="float">
            <text:p>105.2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4744" calcext:value-type="float">
            <text:p>105.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75456" calcext:value-type="float">
            <text:p>105.3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36416" calcext:value-type="float">
            <text:p>105.4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0088" calcext:value-type="float">
            <text:p>106.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99" calcext:value-type="float">
            <text:p>106.2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3636" calcext:value-type="float">
            <text:p>108.0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99712" calcext:value-type="float">
            <text:p>105.8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84472" calcext:value-type="float">
            <text:p>105.8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1696" calcext:value-type="float">
            <text:p>105.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8876" calcext:value-type="float">
            <text:p>108.1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04512" calcext:value-type="float">
            <text:p>106.2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37456" calcext:value-type="float">
            <text:p>106.1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1696" calcext:value-type="float">
            <text:p>105.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97376" calcext:value-type="float">
            <text:p>105.4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13328" calcext:value-type="float">
            <text:p>105.1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4932" calcext:value-type="float">
            <text:p>105.0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07816" calcext:value-type="float">
            <text:p>105.2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09696" calcext:value-type="float">
            <text:p>105.0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07816" calcext:value-type="float">
            <text:p>105.2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94328" calcext:value-type="float">
            <text:p>105.4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23056" calcext:value-type="float">
            <text:p>105.2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1216" calcext:value-type="float">
            <text:p>104.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47568" calcext:value-type="float">
            <text:p>104.7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37384" calcext:value-type="float">
            <text:p>104.0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53664" calcext:value-type="float">
            <text:p>104.7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35248" calcext:value-type="float">
            <text:p>105.2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86936" calcext:value-type="float">
            <text:p>105.7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2468" calcext:value-type="float">
            <text:p>106.0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11192" calcext:value-type="float">
            <text:p>106.3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17288" calcext:value-type="float">
            <text:p>106.3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37912" calcext:value-type="float">
            <text:p>106.7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1236" calcext:value-type="float">
            <text:p>106.5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0792" calcext:value-type="float">
            <text:p>106.9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26048" calcext:value-type="float">
            <text:p>107.8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768" calcext:value-type="float">
            <text:p>107.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77864" calcext:value-type="float">
            <text:p>107.8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73008" calcext:value-type="float">
            <text:p>110.1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326" calcext:value-type="float">
            <text:p>108.4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89928" calcext:value-type="float">
            <text:p>108.3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70216" calcext:value-type="float">
            <text:p>109.1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65872" calcext:value-type="float">
            <text:p>109.4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29168" calcext:value-type="float">
            <text:p>109.9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68664" calcext:value-type="float">
            <text:p>110.4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50632" calcext:value-type="float">
            <text:p>109.4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7112" calcext:value-type="float">
            <text:p>111.7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53096" calcext:value-type="float">
            <text:p>109.3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47912" calcext:value-type="float">
            <text:p>110.5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9732" calcext:value-type="float">
            <text:p>108.0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43624" calcext:value-type="float">
            <text:p>108.2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57696" calcext:value-type="float">
            <text:p>108.0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4464" calcext:value-type="float">
            <text:p>107.3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97504" calcext:value-type="float">
            <text:p>104.9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92704" calcext:value-type="float">
            <text:p>104.6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04896" calcext:value-type="float">
            <text:p>104.7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49904" calcext:value-type="float">
            <text:p>105.1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51656" calcext:value-type="float">
            <text:p>105.4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57168" calcext:value-type="float">
            <text:p>105.3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894" calcext:value-type="float">
            <text:p>105.6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82592" calcext:value-type="float">
            <text:p>106.0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43424" calcext:value-type="float">
            <text:p>106.6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7552" calcext:value-type="float">
            <text:p>107.6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0208" calcext:value-type="float">
            <text:p>106.8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0964" calcext:value-type="float">
            <text:p>107.6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73776" calcext:value-type="float">
            <text:p>107.1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2024" calcext:value-type="float">
            <text:p>106.8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57952" calcext:value-type="float">
            <text:p>107.0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816" calcext:value-type="float">
            <text:p>107.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8584" calcext:value-type="float">
            <text:p>107.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63792" calcext:value-type="float">
            <text:p>108.0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81368" calcext:value-type="float">
            <text:p>108.4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352" calcext:value-type="float">
            <text:p>111.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6912" calcext:value-type="float">
            <text:p>111.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95712" calcext:value-type="float">
            <text:p>111.9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34752" calcext:value-type="float">
            <text:p>111.9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6336" calcext:value-type="float">
            <text:p>112.4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94872" calcext:value-type="float">
            <text:p>112.8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12" calcext:value-type="float">
            <text:p>112.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9184" calcext:value-type="float">
            <text:p>110.8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0792" calcext:value-type="float">
            <text:p>110.7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4424" calcext:value-type="float">
            <text:p>110.8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52968" calcext:value-type="float">
            <text:p>109.8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09256" calcext:value-type="float">
            <text:p>109.1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05168" calcext:value-type="float">
            <text:p>108.4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72352" calcext:value-type="float">
            <text:p>107.9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91224" calcext:value-type="float">
            <text:p>108.0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9848" calcext:value-type="float">
            <text:p>107.7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9588" calcext:value-type="float">
            <text:p>104.1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7528" calcext:value-type="float">
            <text:p>104.4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10536" calcext:value-type="float">
            <text:p>104.1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40888" calcext:value-type="float">
            <text:p>104.6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58464" calcext:value-type="float">
            <text:p>105.0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21888" calcext:value-type="float">
            <text:p>105.0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37656" calcext:value-type="float">
            <text:p>107.7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4556" calcext:value-type="float">
            <text:p>105.4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69816" calcext:value-type="float">
            <text:p>105.9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76496" calcext:value-type="float">
            <text:p>106.0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132" calcext:value-type="float">
            <text:p>105.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30448" calcext:value-type="float">
            <text:p>104.9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32912" calcext:value-type="float">
            <text:p>104.8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6464" calcext:value-type="float">
            <text:p>108.1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94912" calcext:value-type="float">
            <text:p>105.5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56" calcext:value-type="float">
            <text:p>105.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41344" calcext:value-type="float">
            <text:p>105.2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86608" calcext:value-type="float">
            <text:p>104.6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71952" calcext:value-type="float">
            <text:p>104.7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91992" calcext:value-type="float">
            <text:p>105.0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59048" calcext:value-type="float">
            <text:p>105.1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48608" calcext:value-type="float">
            <text:p>105.4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42384" calcext:value-type="float">
            <text:p>105.9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81296" calcext:value-type="float">
            <text:p>106.3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6664" calcext:value-type="float">
            <text:p>106.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05096" calcext:value-type="float">
            <text:p>106.3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54904" calcext:value-type="float">
            <text:p>107.0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9148" calcext:value-type="float">
            <text:p>107.0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5216" calcext:value-type="float">
            <text:p>107.2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3944" calcext:value-type="float">
            <text:p>106.9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24424" calcext:value-type="float">
            <text:p>107.0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94984" calcext:value-type="float">
            <text:p>107.6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85712" calcext:value-type="float">
            <text:p>108.1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36" calcext:value-type="float">
            <text:p>108.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422" calcext:value-type="float">
            <text:p>109.0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68336" calcext:value-type="float">
            <text:p>109.3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17104" calcext:value-type="float">
            <text:p>109.4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7268" calcext:value-type="float">
            <text:p>109.0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6048" calcext:value-type="float">
            <text:p>111.6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47712" calcext:value-type="float">
            <text:p>108.9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32928" calcext:value-type="float">
            <text:p>109.5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4328" calcext:value-type="float">
            <text:p>109.3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65416" calcext:value-type="float">
            <text:p>108.8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92976" calcext:value-type="float">
            <text:p>108.3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61328" calcext:value-type="float">
            <text:p>108.1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39408" calcext:value-type="float">
            <text:p>108.0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85" calcext:value-type="float">
            <text:p>108.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326" calcext:value-type="float">
            <text:p>108.4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94856" calcext:value-type="float">
            <text:p>108.1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37984" calcext:value-type="float">
            <text:p>108.8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0336" calcext:value-type="float">
            <text:p>110.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25208" calcext:value-type="float">
            <text:p>108.7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8312" calcext:value-type="float">
            <text:p>108.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00824" calcext:value-type="float">
            <text:p>108.7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352" calcext:value-type="float">
            <text:p>111.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6912" calcext:value-type="float">
            <text:p>111.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95712" calcext:value-type="float">
            <text:p>111.9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34752" calcext:value-type="float">
            <text:p>111.9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6336" calcext:value-type="float">
            <text:p>112.4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9792" calcext:value-type="float">
            <text:p>112.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74248" calcext:value-type="float">
            <text:p>112.4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2232" calcext:value-type="float">
            <text:p>110.8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384" calcext:value-type="float">
            <text:p>110.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7472" calcext:value-type="float">
            <text:p>110.8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52968" calcext:value-type="float">
            <text:p>109.8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12304" calcext:value-type="float">
            <text:p>109.1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08216" calcext:value-type="float">
            <text:p>108.4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72352" calcext:value-type="float">
            <text:p>107.9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91224" calcext:value-type="float">
            <text:p>108.0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9848" calcext:value-type="float">
            <text:p>107.7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8304" calcext:value-type="float">
            <text:p>107.5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2168" calcext:value-type="float">
            <text:p>107.2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07888" calcext:value-type="float">
            <text:p>107.3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296" calcext:value-type="float">
            <text:p>107.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13144" calcext:value-type="float">
            <text:p>108.2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25336" calcext:value-type="float">
            <text:p>108.2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5216" calcext:value-type="float">
            <text:p>107.2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0352" calcext:value-type="float">
            <text:p>107.2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45048" calcext:value-type="float">
            <text:p>107.4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98032" calcext:value-type="float">
            <text:p>107.6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4736" calcext:value-type="float">
            <text:p>107.2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72736" calcext:value-type="float">
            <text:p>106.4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7332" calcext:value-type="float">
            <text:p>106.5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18784" calcext:value-type="float">
            <text:p>107.6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08928" calcext:value-type="float">
            <text:p>108.0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02704" calcext:value-type="float">
            <text:p>108.5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46088" calcext:value-type="float">
            <text:p>108.1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80912" calcext:value-type="float">
            <text:p>107.8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5112" calcext:value-type="float">
            <text:p>107.1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06976" calcext:value-type="float">
            <text:p>106.1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95624" calcext:value-type="float">
            <text:p>105.1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52952" calcext:value-type="float">
            <text:p>105.1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536" calcext:value-type="float">
            <text:p>103.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69032" calcext:value-type="float">
            <text:p>104.2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23184" calcext:value-type="float">
            <text:p>104.7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4168" calcext:value-type="float">
            <text:p>104.2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5128" calcext:value-type="float">
            <text:p>104.2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2532" calcext:value-type="float">
            <text:p>103.5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3464" calcext:value-type="float">
            <text:p>103.1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5872" calcext:value-type="float">
            <text:p>104.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01264" calcext:value-type="float">
            <text:p>104.60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15208" calcext:value-type="float">
            <text:p>104.9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7604" calcext:value-type="float">
            <text:p>105.4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37" calcext:value-type="float">
            <text:p>105.5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2468" calcext:value-type="float">
            <text:p>106.0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466" calcext:value-type="float">
            <text:p>106.1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44264" calcext:value-type="float">
            <text:p>105.7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19424" calcext:value-type="float">
            <text:p>105.1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98672" calcext:value-type="float">
            <text:p>105.1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1216" calcext:value-type="float">
            <text:p>104.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25392" calcext:value-type="float">
            <text:p>105.6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9128" calcext:value-type="float">
            <text:p>105.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66896" calcext:value-type="float">
            <text:p>105.4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29736" calcext:value-type="float">
            <text:p>105.3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29152" calcext:value-type="float">
            <text:p>105.2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20008" calcext:value-type="float">
            <text:p>105.2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9776" calcext:value-type="float">
            <text:p>103.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7448" calcext:value-type="float">
            <text:p>103.7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3304" calcext:value-type="float">
            <text:p>104.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45232" calcext:value-type="float">
            <text:p>104.3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5976" calcext:value-type="float">
            <text:p>104.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37712" calcext:value-type="float">
            <text:p>105.1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89984" calcext:value-type="float">
            <text:p>105.7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6184" calcext:value-type="float">
            <text:p>106.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28768" calcext:value-type="float">
            <text:p>106.7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9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3944" calcext:value-type="float">
            <text:p>106.9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49392" calcext:value-type="float">
            <text:p>107.1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9808" calcext:value-type="float">
            <text:p>107.4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57112" calcext:value-type="float">
            <text:p>107.9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1256" calcext:value-type="float">
            <text:p>108.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42456" calcext:value-type="float">
            <text:p>108.0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72352" calcext:value-type="float">
            <text:p>107.9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9356" calcext:value-type="float">
            <text:p>108.4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84288" calcext:value-type="float">
            <text:p>108.9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756" calcext:value-type="float">
            <text:p>109.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3008" calcext:value-type="float">
            <text:p>111.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8824" calcext:value-type="float">
            <text:p>111.74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76128" calcext:value-type="float">
            <text:p>112.2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41888" calcext:value-type="float">
            <text:p>112.6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61344" calcext:value-type="float">
            <text:p>112.86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522" calcext:value-type="float">
            <text:p>112.8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332" calcext:value-type="float">
            <text:p>113.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17376" calcext:value-type="float">
            <text:p>113.1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83848" calcext:value-type="float">
            <text:p>113.0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05896" calcext:value-type="float">
            <text:p>112.7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30864" calcext:value-type="float">
            <text:p>112.83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3392" calcext:value-type="float">
            <text:p>112.4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07192" calcext:value-type="float">
            <text:p>112.4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9312" calcext:value-type="float">
            <text:p>112.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52456" calcext:value-type="float">
            <text:p>111.8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35592" calcext:value-type="float">
            <text:p>111.0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35136" calcext:value-type="float">
            <text:p>110.4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50048" calcext:value-type="float">
            <text:p>109.3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91224" calcext:value-type="float">
            <text:p>108.0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0224" calcext:value-type="float">
            <text:p>107.7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3636" calcext:value-type="float">
            <text:p>108.0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59576" calcext:value-type="float">
            <text:p>107.8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85584" calcext:value-type="float">
            <text:p>108.6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6892" calcext:value-type="float">
            <text:p>109.4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33512" calcext:value-type="float">
            <text:p>109.6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184" calcext:value-type="float">
            <text:p>109.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29424" calcext:value-type="float">
            <text:p>108.9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66" calcext:value-type="float">
            <text:p>108.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9448" calcext:value-type="float">
            <text:p>108.3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384" calcext:value-type="float">
            <text:p>106.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1456" calcext:value-type="float">
            <text:p>107.6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94472" calcext:value-type="float">
            <text:p>109.6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33696" calcext:value-type="float">
            <text:p>106.5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56912" calcext:value-type="float">
            <text:p>106.3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86936" calcext:value-type="float">
            <text:p>105.7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33368" calcext:value-type="float">
            <text:p>105.4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99384" calcext:value-type="float">
            <text:p>104.7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93416" calcext:value-type="float">
            <text:p>104.2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85696" calcext:value-type="float">
            <text:p>103.4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092" calcext:value-type="float">
            <text:p>102.6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87248" calcext:value-type="float">
            <text:p>102.1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34264" calcext:value-type="float">
            <text:p>101.9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88544" calcext:value-type="float">
            <text:p>101.8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9296" calcext:value-type="float">
            <text:p>101.8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984" calcext:value-type="float">
            <text:p>101.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9276" calcext:value-type="float">
            <text:p>102.0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30048" calcext:value-type="float">
            <text:p>101.7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71552" calcext:value-type="float">
            <text:p>101.5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5936" calcext:value-type="float">
            <text:p>101.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75312" calcext:value-type="float">
            <text:p>101.1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47424" calcext:value-type="float">
            <text:p>100.5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88472" calcext:value-type="float">
            <text:p>99.7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008" calcext:value-type="float">
            <text:p>99.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48848" calcext:value-type="float">
            <text:p>99.7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6968" calcext:value-type="float">
            <text:p>99.9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0144" calcext:value-type="float">
            <text:p>99.4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6784" calcext:value-type="float">
            <text:p>99.2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31272" calcext:value-type="float">
            <text:p>99.3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7032" calcext:value-type="float">
            <text:p>99.6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01248" calcext:value-type="float">
            <text:p>99.9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62208" calcext:value-type="float">
            <text:p>99.9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7448" calcext:value-type="float">
            <text:p>99.9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6152" calcext:value-type="float">
            <text:p>100.2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58448" calcext:value-type="float">
            <text:p>100.3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13896" calcext:value-type="float">
            <text:p>100.5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6504" calcext:value-type="float">
            <text:p>100.8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07672" calcext:value-type="float">
            <text:p>101.0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956" calcext:value-type="float">
            <text:p>103.1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85168" calcext:value-type="float">
            <text:p>100.7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3456" calcext:value-type="float">
            <text:p>100.8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46456" calcext:value-type="float">
            <text:p>101.9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27128" calcext:value-type="float">
            <text:p>101.2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35104" calcext:value-type="float">
            <text:p>101.0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6688" calcext:value-type="float">
            <text:p>101.5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8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7168" calcext:value-type="float">
            <text:p>101.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842" calcext:value-type="float">
            <text:p>102.1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0336" calcext:value-type="float">
            <text:p>102.5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3384" calcext:value-type="float">
            <text:p>102.5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4808" calcext:value-type="float">
            <text:p>102.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71168" calcext:value-type="float">
            <text:p>103.0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82064" calcext:value-type="float">
            <text:p>103.3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0832" calcext:value-type="float">
            <text:p>103.4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59816" calcext:value-type="float">
            <text:p>102.1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73888" calcext:value-type="float">
            <text:p>101.9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34264" calcext:value-type="float">
            <text:p>101.9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6184" calcext:value-type="float">
            <text:p>102.0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0192" calcext:value-type="float">
            <text:p>98.3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988" calcext:value-type="float">
            <text:p>98.0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32696" calcext:value-type="float">
            <text:p>98.5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152" calcext:value-type="float">
            <text:p>103.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152" calcext:value-type="float">
            <text:p>103.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7104" calcext:value-type="float">
            <text:p>103.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3576" calcext:value-type="float">
            <text:p>103.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012" calcext:value-type="float">
            <text:p>103.8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21688" calcext:value-type="float">
            <text:p>103.4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7704" calcext:value-type="float">
            <text:p>102.7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55928" calcext:value-type="float">
            <text:p>103.0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55928" calcext:value-type="float">
            <text:p>103.0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912" calcext:value-type="float">
            <text:p>103.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0216" calcext:value-type="float">
            <text:p>101.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672" calcext:value-type="float">
            <text:p>103.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378" calcext:value-type="float">
            <text:p>111.9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45704" calcext:value-type="float">
            <text:p>109.6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99328" calcext:value-type="float">
            <text:p>107.3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64432" calcext:value-type="float">
            <text:p>105.5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0432" calcext:value-type="float">
            <text:p>104.0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59104" calcext:value-type="float">
            <text:p>102.5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41528" calcext:value-type="float">
            <text:p>102.1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3452" calcext:value-type="float">
            <text:p>100.9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3112" calcext:value-type="float">
            <text:p>98.8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7024" calcext:value-type="float">
            <text:p>97.3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7552" calcext:value-type="float">
            <text:p>96.2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2064" calcext:value-type="float">
            <text:p>95.7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0416" calcext:value-type="float">
            <text:p>95.5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82944" calcext:value-type="float">
            <text:p>95.1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0648" calcext:value-type="float">
            <text:p>95.1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5432" calcext:value-type="float">
            <text:p>94.5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48632" calcext:value-type="float">
            <text:p>93.4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1244" calcext:value-type="float">
            <text:p>91.9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3592" calcext:value-type="float">
            <text:p>91.2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1008" calcext:value-type="float">
            <text:p>90.3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9464" calcext:value-type="float">
            <text:p>90.1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0752" calcext:value-type="float">
            <text:p>91.3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8552" calcext:value-type="float">
            <text:p>92.8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97328" calcext:value-type="float">
            <text:p>91.3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52192" calcext:value-type="float">
            <text:p>91.4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08808" calcext:value-type="float">
            <text:p>91.8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36952" calcext:value-type="float">
            <text:p>91.4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88184" calcext:value-type="float">
            <text:p>91.3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2768" calcext:value-type="float">
            <text:p>91.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59912" calcext:value-type="float">
            <text:p>92.2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2456" calcext:value-type="float">
            <text:p>92.8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11472" calcext:value-type="float">
            <text:p>93.3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46424" calcext:value-type="float">
            <text:p>92.5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5024" calcext:value-type="float">
            <text:p>92.7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2456" calcext:value-type="float">
            <text:p>92.8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15816" calcext:value-type="float">
            <text:p>93.0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3688" calcext:value-type="float">
            <text:p>92.7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8656" calcext:value-type="float">
            <text:p>92.8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98112" calcext:value-type="float">
            <text:p>93.0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6712" calcext:value-type="float">
            <text:p>93.3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12056" calcext:value-type="float">
            <text:p>93.4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6712" calcext:value-type="float">
            <text:p>93.3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26" calcext:value-type="float">
            <text:p>93.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9176" calcext:value-type="float">
            <text:p>94.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3268" calcext:value-type="float">
            <text:p>93.8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25872" calcext:value-type="float">
            <text:p>94.2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6432" calcext:value-type="float">
            <text:p>94.8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7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09208" calcext:value-type="float">
            <text:p>95.0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89752" calcext:value-type="float">
            <text:p>94.7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12128" calcext:value-type="float">
            <text:p>95.5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5584" calcext:value-type="float">
            <text:p>96.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8968" calcext:value-type="float">
            <text:p>96.8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8568" calcext:value-type="float">
            <text:p>97.5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1592" calcext:value-type="float">
            <text:p>98.0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68688" calcext:value-type="float">
            <text:p>98.4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656" calcext:value-type="float">
            <text:p>98.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87432" calcext:value-type="float">
            <text:p>99.0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196" calcext:value-type="float">
            <text:p>99.5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32896" calcext:value-type="float">
            <text:p>100.1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8968" calcext:value-type="float">
            <text:p>96.8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7784" calcext:value-type="float">
            <text:p>99.6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436" calcext:value-type="float">
            <text:p>99.6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80624" calcext:value-type="float">
            <text:p>99.4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49104" calcext:value-type="float">
            <text:p>98.7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5848" calcext:value-type="float">
            <text:p>98.6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07728" calcext:value-type="float">
            <text:p>98.4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18752" calcext:value-type="float">
            <text:p>98.2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03968" calcext:value-type="float">
            <text:p>98.8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04552" calcext:value-type="float">
            <text:p>98.9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3048" calcext:value-type="float">
            <text:p>99.0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5408" calcext:value-type="float">
            <text:p>98.8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3408" calcext:value-type="float">
            <text:p>98.1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888" calcext:value-type="float">
            <text:p>97.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8444" calcext:value-type="float">
            <text:p>96.4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776" calcext:value-type="float">
            <text:p>96.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58304" calcext:value-type="float">
            <text:p>96.1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10704" calcext:value-type="float">
            <text:p>96.3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44232" calcext:value-type="float">
            <text:p>96.3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3584" calcext:value-type="float">
            <text:p>96.4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5504" calcext:value-type="float">
            <text:p>96.6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8152" calcext:value-type="float">
            <text:p>95.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248" calcext:value-type="float">
            <text:p>96.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888" calcext:value-type="float">
            <text:p>97.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8848" calcext:value-type="float">
            <text:p>95.9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82232" calcext:value-type="float">
            <text:p>95.5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3192" calcext:value-type="float">
            <text:p>95.6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23864" calcext:value-type="float">
            <text:p>94.9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9816" calcext:value-type="float">
            <text:p>94.5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6392" calcext:value-type="float">
            <text:p>94.5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1736" calcext:value-type="float">
            <text:p>94.6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69712" calcext:value-type="float">
            <text:p>94.4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04" calcext:value-type="float">
            <text:p>94.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98512" calcext:value-type="float">
            <text:p>96.2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3528" calcext:value-type="float">
            <text:p>95.2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6336" calcext:value-type="float">
            <text:p>95.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2168" calcext:value-type="float">
            <text:p>95.8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0184" calcext:value-type="float">
            <text:p>95.9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928" calcext:value-type="float">
            <text:p>97.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64" calcext:value-type="float">
            <text:p>96.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36" calcext:value-type="float">
            <text:p>97.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64" calcext:value-type="float">
            <text:p>96.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4" calcext:value-type="float">
            <text:p>96.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216" calcext:value-type="float">
            <text:p>96.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01744" calcext:value-type="float">
            <text:p>131.3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839216" calcext:value-type="float">
            <text:p>127.8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87512" calcext:value-type="float">
            <text:p>122.5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98264" calcext:value-type="float">
            <text:p>118.6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02864" calcext:value-type="float">
            <text:p>117.4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85472" calcext:value-type="float">
            <text:p>113.8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84432" calcext:value-type="float">
            <text:p>113.1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25224" calcext:value-type="float">
            <text:p>113.4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5324" calcext:value-type="float">
            <text:p>113.5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21336" calcext:value-type="float">
            <text:p>114.3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36376" calcext:value-type="float">
            <text:p>112.7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78208" calcext:value-type="float">
            <text:p>113.6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26848" calcext:value-type="float">
            <text:p>114.2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34568" calcext:value-type="float">
            <text:p>115.0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12648" calcext:value-type="float">
            <text:p>114.9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52144" calcext:value-type="float">
            <text:p>115.4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176" calcext:value-type="float">
            <text:p>116.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08048" calcext:value-type="float">
            <text:p>116.2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02752" calcext:value-type="float">
            <text:p>122.6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79376" calcext:value-type="float">
            <text:p>113.8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30608" calcext:value-type="float">
            <text:p>113.8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714" calcext:value-type="float">
            <text:p>114.0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66016" calcext:value-type="float">
            <text:p>113.6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71528" calcext:value-type="float">
            <text:p>113.5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0168" calcext:value-type="float">
            <text:p>112.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96168" calcext:value-type="float">
            <text:p>112.5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3768" calcext:value-type="float">
            <text:p>112.4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6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1392" calcext:value-type="float">
            <text:p>111.7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3416" calcext:value-type="float">
            <text:p>111.9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3944" calcext:value-type="float">
            <text:p>110.8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2232" calcext:value-type="float">
            <text:p>110.8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7704" calcext:value-type="float">
            <text:p>113.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28584" calcext:value-type="float">
            <text:p>109.8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0504" calcext:value-type="float">
            <text:p>109.9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6516" calcext:value-type="float">
            <text:p>109.8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62112" calcext:value-type="float">
            <text:p>109.8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03616" calcext:value-type="float">
            <text:p>109.7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25792" calcext:value-type="float">
            <text:p>108.8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38696" calcext:value-type="float">
            <text:p>108.4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30848" calcext:value-type="float">
            <text:p>108.1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88888" calcext:value-type="float">
            <text:p>107.6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03544" calcext:value-type="float">
            <text:p>107.6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9808" calcext:value-type="float">
            <text:p>107.4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8536" calcext:value-type="float">
            <text:p>107.1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73904" calcext:value-type="float">
            <text:p>106.6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59248" calcext:value-type="float">
            <text:p>106.7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70856" calcext:value-type="float">
            <text:p>106.6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8856" calcext:value-type="float">
            <text:p>106.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35576" calcext:value-type="float">
            <text:p>106.3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466" calcext:value-type="float">
            <text:p>106.1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14368" calcext:value-type="float">
            <text:p>105.8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11576" calcext:value-type="float">
            <text:p>104.8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54832" calcext:value-type="float">
            <text:p>104.9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27272" calcext:value-type="float">
            <text:p>105.4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702" calcext:value-type="float">
            <text:p>104.4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9484" calcext:value-type="float">
            <text:p>103.4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3388" calcext:value-type="float">
            <text:p>103.4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4516" calcext:value-type="float">
            <text:p>102.2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0088" calcext:value-type="float">
            <text:p>102.0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34976" calcext:value-type="float">
            <text:p>101.5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21616" calcext:value-type="float">
            <text:p>101.3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45088" calcext:value-type="float">
            <text:p>100.1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54688" calcext:value-type="float">
            <text:p>100.7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41912" calcext:value-type="float">
            <text:p>100.6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2492" calcext:value-type="float">
            <text:p>100.3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45088" calcext:value-type="float">
            <text:p>100.1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96904" calcext:value-type="float">
            <text:p>100.1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348" calcext:value-type="float">
            <text:p>100.2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6528" calcext:value-type="float">
            <text:p>100.2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34064" calcext:value-type="float">
            <text:p>100.3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12728" calcext:value-type="float">
            <text:p>100.3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5272" calcext:value-type="float">
            <text:p>100.8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51056" calcext:value-type="float">
            <text:p>100.6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14352" calcext:value-type="float">
            <text:p>101.1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23368" calcext:value-type="float">
            <text:p>101.6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1904" calcext:value-type="float">
            <text:p>102.1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1632" calcext:value-type="float">
            <text:p>102.2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62864" calcext:value-type="float">
            <text:p>102.1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4996" calcext:value-type="float">
            <text:p>102.5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58392" calcext:value-type="float">
            <text:p>102.9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37512" calcext:value-type="float">
            <text:p>103.5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8032" calcext:value-type="float">
            <text:p>103.8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226" calcext:value-type="float">
            <text:p>104.6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39464" calcext:value-type="float">
            <text:p>105.4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69232" calcext:value-type="float">
            <text:p>105.8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82592" calcext:value-type="float">
            <text:p>106.0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0688" calcext:value-type="float">
            <text:p>106.8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61128" calcext:value-type="float">
            <text:p>106.5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45632" calcext:value-type="float">
            <text:p>107.5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93688" calcext:value-type="float">
            <text:p>107.9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676" calcext:value-type="float">
            <text:p>107.4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7304" calcext:value-type="float">
            <text:p>107.2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51672" calcext:value-type="float">
            <text:p>110.1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5472" calcext:value-type="float">
            <text:p>110.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55304" calcext:value-type="float">
            <text:p>110.2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4908" calcext:value-type="float">
            <text:p>110.74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79432" calcext:value-type="float">
            <text:p>111.2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83264" calcext:value-type="float">
            <text:p>112.9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40848" calcext:value-type="float">
            <text:p>111.9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4312" calcext:value-type="float">
            <text:p>112.2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54792" calcext:value-type="float">
            <text:p>112.2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31448" calcext:value-type="float">
            <text:p>112.9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1796" calcext:value-type="float">
            <text:p>113.21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9488" calcext:value-type="float">
            <text:p>112.4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94744" calcext:value-type="float">
            <text:p>113.3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50192" calcext:value-type="float">
            <text:p>113.5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89104" calcext:value-type="float">
            <text:p>113.9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80216" calcext:value-type="float">
            <text:p>112.9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6848" calcext:value-type="float">
            <text:p>113.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46432" calcext:value-type="float">
            <text:p>113.9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08232" calcext:value-type="float">
            <text:p>113.1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1128" calcext:value-type="float">
            <text:p>113.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856" calcext:value-type="float">
            <text:p>113.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04" calcext:value-type="float">
            <text:p>113.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952" calcext:value-type="float">
            <text:p>113.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952" calcext:value-type="float">
            <text:p>113.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952" calcext:value-type="float">
            <text:p>113.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" calcext:value-type="float">
            <text:p>114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" calcext:value-type="float">
            <text:p>114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" calcext:value-type="float">
            <text:p>114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048" calcext:value-type="float">
            <text:p>114.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048" calcext:value-type="float">
            <text:p>114.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096" calcext:value-type="float">
            <text:p>114.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46888" calcext:value-type="float">
            <text:p>114.5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28016" calcext:value-type="float">
            <text:p>114.4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6096" calcext:value-type="float">
            <text:p>114.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184" calcext:value-type="float">
            <text:p>109.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1132" calcext:value-type="float">
            <text:p>105.8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47896" calcext:value-type="float">
            <text:p>105.8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44848" calcext:value-type="float">
            <text:p>105.8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08272" calcext:value-type="float">
            <text:p>105.8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38752" calcext:value-type="float">
            <text:p>105.8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35704" calcext:value-type="float">
            <text:p>105.8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00424" calcext:value-type="float">
            <text:p>105.5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04768" calcext:value-type="float">
            <text:p>105.2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16376" calcext:value-type="float">
            <text:p>105.1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95624" calcext:value-type="float">
            <text:p>105.1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90368" calcext:value-type="float">
            <text:p>104.2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5684" calcext:value-type="float">
            <text:p>104.2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24152" calcext:value-type="float">
            <text:p>103.3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0096" calcext:value-type="float">
            <text:p>104.4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68704" calcext:value-type="float">
            <text:p>103.1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87832" calcext:value-type="float">
            <text:p>102.2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74344" calcext:value-type="float">
            <text:p>102.5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1176" calcext:value-type="float">
            <text:p>101.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3128" calcext:value-type="float">
            <text:p>103.5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0216" calcext:value-type="float">
            <text:p>101.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1448" calcext:value-type="float">
            <text:p>100.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95608" calcext:value-type="float">
            <text:p>100.4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70896" calcext:value-type="float">
            <text:p>99.3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8912" calcext:value-type="float">
            <text:p>99.4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1" calcext:value-type="float">
            <text:p>99.4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28224" calcext:value-type="float">
            <text:p>99.3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6976" calcext:value-type="float">
            <text:p>98.4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53904" calcext:value-type="float">
            <text:p>99.0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82448" calcext:value-type="float">
            <text:p>101.8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8912" calcext:value-type="float">
            <text:p>99.4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20832" calcext:value-type="float">
            <text:p>99.6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3128" calcext:value-type="float">
            <text:p>99.7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86008" calcext:value-type="float">
            <text:p>99.8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7784" calcext:value-type="float">
            <text:p>99.6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4152" calcext:value-type="float">
            <text:p>99.5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53904" calcext:value-type="float">
            <text:p>99.0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37624" calcext:value-type="float">
            <text:p>98.3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896" calcext:value-type="float">
            <text:p>98.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46" calcext:value-type="float">
            <text:p>97.7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6064" calcext:value-type="float">
            <text:p>96.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17456" calcext:value-type="float">
            <text:p>98.5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3272" calcext:value-type="float">
            <text:p>96.2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22896" calcext:value-type="float">
            <text:p>96.3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6072" calcext:value-type="float">
            <text:p>95.8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98056" calcext:value-type="float">
            <text:p>95.6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6152" calcext:value-type="float">
            <text:p>96.4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11288" calcext:value-type="float">
            <text:p>96.4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78216" calcext:value-type="float">
            <text:p>96.9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7296" calcext:value-type="float">
            <text:p>97.2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58888" calcext:value-type="float">
            <text:p>96.2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4936" calcext:value-type="float">
            <text:p>97.4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2932" calcext:value-type="float">
            <text:p>97.4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5936" calcext:value-type="float">
            <text:p>97.7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7104" calcext:value-type="float">
            <text:p>97.9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05392" calcext:value-type="float">
            <text:p>98.0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79" calcext:value-type="float">
            <text:p>98.6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43008" calcext:value-type="float">
            <text:p>98.7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95536" calcext:value-type="float">
            <text:p>98.3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81464" calcext:value-type="float">
            <text:p>98.5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664" calcext:value-type="float">
            <text:p>98.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38608" calcext:value-type="float">
            <text:p>101.63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84384" calcext:value-type="float">
            <text:p>99.0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87432" calcext:value-type="float">
            <text:p>99.0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44" calcext:value-type="float">
            <text:p>99.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02288" calcext:value-type="float">
            <text:p>100.6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44" calcext:value-type="float">
            <text:p>99.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6248" calcext:value-type="float">
            <text:p>94.1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06744" calcext:value-type="float">
            <text:p>95.1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40272" calcext:value-type="float">
            <text:p>95.1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3312" calcext:value-type="float">
            <text:p>92.7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7656" calcext:value-type="float">
            <text:p>96.3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7992" calcext:value-type="float">
            <text:p>95.9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358" calcext:value-type="float">
            <text:p>95.9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012" calcext:value-type="float">
            <text:p>96.2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10888" calcext:value-type="float">
            <text:p>93.2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592" calcext:value-type="float">
            <text:p>96.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62392" calcext:value-type="float">
            <text:p>96.8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4744" calcext:value-type="float">
            <text:p>90.5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084" calcext:value-type="float">
            <text:p>90.5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9128" calcext:value-type="float">
            <text:p>90.5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74368" calcext:value-type="float">
            <text:p>90.5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8272" calcext:value-type="float">
            <text:p>90.5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9984" calcext:value-type="float">
            <text:p>90.5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3032" calcext:value-type="float">
            <text:p>90.5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4744" calcext:value-type="float">
            <text:p>90.5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3512" calcext:value-type="float">
            <text:p>90.5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3888" calcext:value-type="float">
            <text:p>90.5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5704" calcext:value-type="float">
            <text:p>90.5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7792" calcext:value-type="float">
            <text:p>90.5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5224" calcext:value-type="float">
            <text:p>90.5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9608" calcext:value-type="float">
            <text:p>90.5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6184" calcext:value-type="float">
            <text:p>90.6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3032" calcext:value-type="float">
            <text:p>90.5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3032" calcext:value-type="float">
            <text:p>90.5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74368" calcext:value-type="float">
            <text:p>90.5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2176" calcext:value-type="float">
            <text:p>90.5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2656" calcext:value-type="float">
            <text:p>90.5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3136" calcext:value-type="float">
            <text:p>90.6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7896" calcext:value-type="float">
            <text:p>90.6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56" calcext:value-type="float">
            <text:p>90.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6184" calcext:value-type="float">
            <text:p>90.6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56" calcext:value-type="float">
            <text:p>90.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924" calcext:value-type="float">
            <text:p>89.1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82" calcext:value-type="float">
            <text:p>88.4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4568" calcext:value-type="float">
            <text:p>88.3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3136" calcext:value-type="float">
            <text:p>90.6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004" calcext:value-type="float">
            <text:p>87.9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944" calcext:value-type="float">
            <text:p>86.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1088" calcext:value-type="float">
            <text:p>87.1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5472" calcext:value-type="float">
            <text:p>87.2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1552" calcext:value-type="float">
            <text:p>86.3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608" calcext:value-type="float">
            <text:p>86.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5496" calcext:value-type="float">
            <text:p>86.6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24416" calcext:value-type="float">
            <text:p>85.6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7528" calcext:value-type="float">
            <text:p>89.1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4128" calcext:value-type="float">
            <text:p>84.8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4712" calcext:value-type="float">
            <text:p>84.9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7488" calcext:value-type="float">
            <text:p>85.0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204" calcext:value-type="float">
            <text:p>88.7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1456" calcext:value-type="float">
            <text:p>88.6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7552" calcext:value-type="float">
            <text:p>84.8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6608" calcext:value-type="float">
            <text:p>85.6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5688" calcext:value-type="float">
            <text:p>85.8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3472" calcext:value-type="float">
            <text:p>86.4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6632" calcext:value-type="float">
            <text:p>88.8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7584" calcext:value-type="float">
            <text:p>86.5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8544" calcext:value-type="float">
            <text:p>86.6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7376" calcext:value-type="float">
            <text:p>86.4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564" calcext:value-type="float">
            <text:p>87.0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6" calcext:value-type="float">
            <text:p>86.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4432" calcext:value-type="float">
            <text:p>86.5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3616" calcext:value-type="float">
            <text:p>86.8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6872" calcext:value-type="float">
            <text:p>86.9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6184" calcext:value-type="float">
            <text:p>86.8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948" calcext:value-type="float">
            <text:p>87.2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2152" calcext:value-type="float">
            <text:p>87.3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7392" calcext:value-type="float">
            <text:p>87.3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9728" calcext:value-type="float">
            <text:p>87.7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288" calcext:value-type="float">
            <text:p>87.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524" calcext:value-type="float">
            <text:p>87.6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2592" calcext:value-type="float">
            <text:p>87.0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5928" calcext:value-type="float">
            <text:p>87.8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2296" calcext:value-type="float">
            <text:p>87.7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2072" calcext:value-type="float">
            <text:p>90.4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8328" calcext:value-type="float">
            <text:p>87.9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148" calcext:value-type="float">
            <text:p>88.0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3776" calcext:value-type="float">
            <text:p>88.1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3296" calcext:value-type="float">
            <text:p>88.0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8792" calcext:value-type="float">
            <text:p>87.1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136" calcext:value-type="float">
            <text:p>87.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63528" calcext:value-type="float">
            <text:p>87.6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0216" calcext:value-type="float">
            <text:p>90.1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1064" calcext:value-type="float">
            <text:p>87.7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0208" calcext:value-type="float">
            <text:p>87.7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48872" calcext:value-type="float">
            <text:p>87.7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188" calcext:value-type="float">
            <text:p>87.4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7664" calcext:value-type="float">
            <text:p>87.2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9248" calcext:value-type="float">
            <text:p>87.7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17424" calcext:value-type="float">
            <text:p>89.1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9856" calcext:value-type="float">
            <text:p>87.2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2096" calcext:value-type="float">
            <text:p>86.1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252" calcext:value-type="float">
            <text:p>88.7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5904" calcext:value-type="float">
            <text:p>88.3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8344" calcext:value-type="float">
            <text:p>85.0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0104" calcext:value-type="float">
            <text:p>83.8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3608" calcext:value-type="float">
            <text:p>84.4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49896" calcext:value-type="float">
            <text:p>83.7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4264" calcext:value-type="float">
            <text:p>86.6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3616" calcext:value-type="float">
            <text:p>83.0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7472" calcext:value-type="float">
            <text:p>84.1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188" calcext:value-type="float">
            <text:p>83.6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0648" calcext:value-type="float">
            <text:p>83.6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1696" calcext:value-type="float">
            <text:p>82.9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8688" calcext:value-type="float">
            <text:p>83.2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0192" calcext:value-type="float">
            <text:p>83.0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94704" calcext:value-type="float">
            <text:p>82.5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4624" calcext:value-type="float">
            <text:p>81.9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9072" calcext:value-type="float">
            <text:p>81.7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6192" calcext:value-type="float">
            <text:p>81.5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2664" calcext:value-type="float">
            <text:p>81.5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23232" calcext:value-type="float">
            <text:p>80.7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62856" calcext:value-type="float">
            <text:p>80.7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6808" calcext:value-type="float">
            <text:p>79.6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2192" calcext:value-type="float">
            <text:p>80.0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44112" calcext:value-type="float">
            <text:p>80.1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8328" calcext:value-type="float">
            <text:p>80.3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5092" calcext:value-type="float">
            <text:p>79.7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8792" calcext:value-type="float">
            <text:p>79.4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7768" calcext:value-type="float">
            <text:p>79.6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988" calcext:value-type="float">
            <text:p>79.0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5936" calcext:value-type="float">
            <text:p>82.5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616" calcext:value-type="float">
            <text:p>79.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7768" calcext:value-type="float">
            <text:p>79.6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9896" calcext:value-type="float">
            <text:p>79.9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9" calcext:value-type="float">
            <text:p>79.6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8416" calcext:value-type="float">
            <text:p>79.5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9312" calcext:value-type="float">
            <text:p>79.8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2544" calcext:value-type="float">
            <text:p>80.5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9768" calcext:value-type="float">
            <text:p>80.4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7096" calcext:value-type="float">
            <text:p>80.3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41064" calcext:value-type="float">
            <text:p>80.1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5784" calcext:value-type="float">
            <text:p>79.8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5664" calcext:value-type="float">
            <text:p>78.8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22192" calcext:value-type="float">
            <text:p>80.0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3672" calcext:value-type="float">
            <text:p>80.4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7928" calcext:value-type="float">
            <text:p>80.9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7112" calcext:value-type="float">
            <text:p>81.2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4712" calcext:value-type="float">
            <text:p>81.1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02" calcext:value-type="float">
            <text:p>81.6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4376" calcext:value-type="float">
            <text:p>81.4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3" calcext:value-type="float">
            <text:p>81.1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0136" calcext:value-type="float">
            <text:p>81.8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6384" calcext:value-type="float">
            <text:p>84.6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1736" calcext:value-type="float">
            <text:p>90.8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248" calcext:value-type="float">
            <text:p>84.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1576" calcext:value-type="float">
            <text:p>81.9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9136" calcext:value-type="float">
            <text:p>81.4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2272" calcext:value-type="float">
            <text:p>82.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612" calcext:value-type="float">
            <text:p>83.2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7416" calcext:value-type="float">
            <text:p>82.9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95288" calcext:value-type="float">
            <text:p>82.6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1032" calcext:value-type="float">
            <text:p>82.1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3416" calcext:value-type="float">
            <text:p>81.4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2728" calcext:value-type="float">
            <text:p>85.0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72456" calcext:value-type="float">
            <text:p>81.3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4456" calcext:value-type="float">
            <text:p>82.1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8112" calcext:value-type="float">
            <text:p>81.6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5608" calcext:value-type="float">
            <text:p>81.4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5944" calcext:value-type="float">
            <text:p>81.0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5488" calcext:value-type="float">
            <text:p>80.4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7536" calcext:value-type="float">
            <text:p>80.1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4152" calcext:value-type="float">
            <text:p>80.4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672" calcext:value-type="float">
            <text:p>80.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6304" calcext:value-type="float">
            <text:p>80.1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8896" calcext:value-type="float">
            <text:p>79.5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2048" calcext:value-type="float">
            <text:p>79.6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8832" calcext:value-type="float">
            <text:p>79.8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6816" calcext:value-type="float">
            <text:p>81.9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0464" calcext:value-type="float">
            <text:p>79.1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776" calcext:value-type="float">
            <text:p>77.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044" calcext:value-type="float">
            <text:p>75.9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54" calcext:value-type="float">
            <text:p>77.4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7728" calcext:value-type="float">
            <text:p>79.3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5928" calcext:value-type="float">
            <text:p>76.3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464" calcext:value-type="float">
            <text:p>75.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94744" calcext:value-type="float">
            <text:p>75.2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936" calcext:value-type="float">
            <text:p>74.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592" calcext:value-type="float">
            <text:p>77.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30992" calcext:value-type="float">
            <text:p>74.2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676" calcext:value-type="float">
            <text:p>73.1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532" calcext:value-type="float">
            <text:p>73.0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3584" calcext:value-type="float">
            <text:p>73.6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9472" calcext:value-type="float">
            <text:p>73.4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6424" calcext:value-type="float">
            <text:p>73.4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62568" calcext:value-type="float">
            <text:p>72.3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01736" calcext:value-type="float">
            <text:p>71.8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2632" calcext:value-type="float">
            <text:p>72.1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2864" calcext:value-type="float">
            <text:p>71.6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13416" calcext:value-type="float">
            <text:p>73.8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0952" calcext:value-type="float">
            <text:p>70.1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5502</text:p>
          </table:table-cell>
          <table:table-cell office:value-type="string" calcext:value-type="string">
            <text:p>Cayman Lake Quad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726" meta:object-count="0"/>
    <meta:user-defined meta:name="AppVersion">3.0</meta:user-defined>
  </office:meta>
</office:document-meta>
</file>